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MetaData.getElement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NodeMetaData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MetaData.addValue( String ke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MetaData.replaceBy( MetaData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MetaData.getAvailable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NodeMetaData.getPossibl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.available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NodeMetaData.getFirst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NodeMetaData.forcedReplaceBy( MetaData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NodeMetaData.getValues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MetaData.isValid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.replaceBy( MetaData other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MetaData.setValue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MetaData.SourceNodeMetaData( String namespaceUri , SourceNodeMetaDataHandler handler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MetaData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.check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MetaData.removeAllValu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